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01000001BA77A7E81F.png" manifest:media-type="image/png"/>
  <manifest:file-entry manifest:full-path="Pictures/1000000000000201000001BD8A5C1E4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175cm" fo:min-width="1.365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72cm" svg:height="11.773cm" svg:x="1.128cm" svg:y="1cm">
          <draw:image xlink:href="Pictures/1000000000000201000001BD8A5C1E45.png" xlink:type="simple" xlink:show="embed" xlink:actuate="onLoad">
            <text:p/>
          </draw:image>
        </draw:frame>
        <draw:frame draw:style-name="gr1" draw:text-style-name="P1" draw:layer="layout" svg:width="13.572cm" svg:height="11.694cm" svg:x="1.5cm" svg:y="13.106cm">
          <draw:image xlink:href="Pictures/1000000000000201000001BA77A7E81F.png" xlink:type="simple" xlink:show="embed" xlink:actuate="onLoad">
            <text:p/>
          </draw:image>
        </draw:frame>
        <draw:custom-shape draw:style-name="gr2" draw:text-style-name="P1" draw:layer="layout" svg:width="1.965cm" svg:height="0.525cm" svg:x="10.091cm" svg:y="23.5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404cm" svg:height="1.4cm" svg:x="12.057cm" svg:y="23.434cm">
          <draw:text-box>
            <text:p><text:span text:style-name="T1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2:27:04.903000000</meta:creation-date>
    <dc:date>2015-03-12T22:43:24.659000000</dc:date>
    <meta:editing-duration>PT1M9S</meta:editing-duration>
    <meta:editing-cycles>1</meta:editing-cycles>
    <meta:document-statistic meta:object-count="4"/>
    <meta:generator>LibreOffice/4.3.1.2$Windows_x86 LibreOffice_project/958349dc3b25111dbca392fbc281a05559ef6848</meta:generator>
  </office:meta>
</office:document-meta>
</file>